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vention : N machine – Homopolar generator</text:p>
      <text:p text:style-name="Standard">Type of invention : Electricity generator</text:p>
      <text:p text:style-name="Standard">Inventor : Bruce DePalma</text:p>
      <text:p text:style-name="Standard">Patent : WO1995008210A1</text:p>
      <text:p text:style-name="Standard">Energy source : Energy extraction by spatial distortion by magnetic fields with rotating permanent magnets [Quantum physics - General relativity – Quantum electrodynamics - Electromagnetism]</text:p>
      <text:p text:style-name="Standard">Magnetic force of the permanent magnets : 19,00 Tesla</text:p>
      <text:p text:style-name="Standard">Rotation speed of the generator : 6300,00 Turns per minute</text:p>
      <text:p text:style-name="Standard">Radius of the copper disc : 0,072 Meter</text:p>
      <text:p text:style-name="Standard">Number of copper disc : 22</text:p>
      <text:p text:style-name="Standard">Electromotive force : 714,80 Volts</text:p>
      <text:p text:style-name="Standard">Internal resistance : 0,50 Ohms</text:p>
      <text:p text:style-name="Standard">Electric current : 1 429,587 Amperes</text:p>
      <text:p text:style-name="Standard">Electric power<text:tab/> : 1 021 858,80 Watts</text:p>
      <text:p text:style-name="Standard">Coefficient of performance : 683,061</text:p>
      <text:p text:style-name="Standard">Lenght : 1,40 Meter</text:p>
      <text:p text:style-name="Standard">Width : 0,249 Meter</text:p>
      <text:p text:style-name="Standard">Height : 0,249 Meter</text:p>
      <text:p text:style-name="Standard">Surface : 0,35 Square Me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6M39S</meta:editing-duration>
    <meta:editing-cycles>6</meta:editing-cycles>
    <meta:generator>OpenOffice/4.1.13$Win32 OpenOffice.org_project/4113m1$Build-9810</meta:generator>
    <dc:date>2022-11-19T22:08:08.76</dc:date>
    <meta:document-statistic meta:table-count="0" meta:image-count="0" meta:object-count="0" meta:page-count="1" meta:paragraph-count="18" meta:word-count="123" meta:character-count="755"/>
    <meta:user-defined meta:name="Info 1"/>
    <meta:user-defined meta:name="Info 2"/>
    <meta:user-defined meta:name="Info 3"/>
    <meta:user-defined meta:name="Info 4"/>
  </office:meta>
</office:document-meta>
</file>